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72cm" fo:min-width="3.922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2.006cm" fo:min-width="2.256cm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2.45cm" fo:min-width="1.6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9cm" svg:height="5.1cm" svg:x="2.6cm" svg:y="3.1cm">
          <text:p text:style-name="P1">TarotClub.ex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.5cm" svg:x="3.6cm" svg:y="4.7cm">
          <text:p text:style-name="P2"><text:span text:style-name="T1">JavaScript</text:span></text:p>
          <text:p text:style-name="P2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1cm" svg:height="2.7cm" svg:x="10.7cm" svg:y="3.7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2.1cm" svg:height="2.7cm" svg:x="11.2cm" svg:y="4.1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2.1cm" svg:height="2.7cm" svg:x="11.7cm" svg:y="4.5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4.3cm" svg:height="1.5cm" svg:x="10.3cm" svg:y="7.2cm">
          <draw:text-box>
            <text:p text:style-name="P3"><text:span text:style-name="T2">AI JavaScript files</text:span></text:p>
          </draw:text-box>
        </draw:frame>
        <draw:frame draw:style-name="gr4" draw:text-style-name="P4" draw:layer="layout" svg:width="4.3cm" svg:height="1.5cm" svg:x="7.6cm" svg:y="5.1cm">
          <draw:text-box>
            <text:p text:style-name="P4"><text:span text:style-name="T3">Executes</text:span></text:p>
          </draw:text-box>
        </draw:frame>
        <draw:line draw:style-name="gr5" draw:text-style-name="P1" draw:layer="layout" svg:x1="6.6cm" svg:y1="5.8cm" svg:x2="10.6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7:18:18.599000000</meta:creation-date>
    <dc:date>2015-02-05T17:26:21.946000000</dc:date>
    <meta:editing-duration>PT8M2S</meta:editing-duration>
    <meta:editing-cycles>2</meta:editing-cycles>
    <meta:generator>LibreOffice/4.3.1.2$Windows_x86 LibreOffice_project/958349dc3b25111dbca392fbc281a05559ef6848</meta:generator>
    <meta:document-statistic meta:object-count="8"/>
  </office:meta>
</office:document-meta>
</file>